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ralizer.were_exactly_x_interactions(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uralizer.pluralize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ralizer.Plur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